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AMARRA CLAYSEN, WIMBER</text:p>
            <text:p text:style-name="P5"><text:span text:style-name="T15">Dni</text:span><text:span text:style-name="T14">:23978321</text:span></text:p>
            <text:p text:style-name="P5"><text:span text:style-name="T15">Ruc</text:span><text:span text:style-name="T14">:10239783215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AMARRA CLAYSEN, WIMB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OSORIO POLO, UBALD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5216990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08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6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49216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3:4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ATOS CRIOLLOS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27:3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